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b230" officeooo:paragraph-rsid="001cb230" style:font-weight-asian="bold" style:font-weight-complex="bold"/>
    </style:style>
    <style:style style:name="P2" style:family="paragraph" style:parent-style-name="Standard">
      <style:text-properties fo:font-weight="bold" officeooo:rsid="001d1df7" officeooo:paragraph-rsid="001d1df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/>
      <text:p text:style-name="Standard">#pragma pack(1)</text:p>
      <text:p text:style-name="Standard"/>
      <text:p text:style-name="Standard">struct tag</text:p>
      <text:p text:style-name="Standard"/>
      <text:p text:style-name="Standard">{</text:p>
      <text:p text:style-name="Standard"/>
      <text:p text:style-name="Standard">int a;</text:p>
      <text:p text:style-name="Standard"/>
      <text:p text:style-name="Standard">char c;</text:p>
      <text:p text:style-name="Standard"/>
      <text:p text:style-name="Standard">int b;</text:p>
      <text:p text:style-name="Standard"/>
      <text:p text:style-name="Standard">short d;</text:p>
      <text:p text:style-name="Standard"/>
      <text:p text:style-name="Standard">double e;</text:p>
      <text:p text:style-name="Standard"/>
      <text:p text:style-name="Standard">unsigned int f;</text:p>
      <text:p text:style-name="Standard"/>
      <text:p text:style-name="Standard">unsigned long long int g;</text:p>
      <text:p text:style-name="Standard"/>
      <text:p text:style-name="Standard">}__attribute__((packed));</text:p>
      <text:p text:style-name="Standard"/>
      <text:p text:style-name="Standard">int main()</text:p>
      <text:p text:style-name="Standard"/>
      <text:p text:style-name="Standard">{</text:p>
      <text:p text:style-name="Standard"/>
      <text:p text:style-name="Standard"><text:s text:c="4"/>struct tag var;</text:p>
      <text:p text:style-name="Standard"/>
      <text:p text:style-name="Standard"><text:s text:c="4"/>printf("%ld",sizeof(var));</text:p>
      <text:p text:style-name="Standard"/>
      <text:p text:style-name="Standard">}</text:p>
      <text:p text:style-name="Standard"/>
      <text:p text:style-name="Standard"/>
      <text:p text:style-name="P1">Output <text:s text:c="2"/>:</text:p>
      <text:p text:style-name="P1"/>
      <text:p text:style-name="P1"/>
      <text:p text:style-name="P2">3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1:30:27.027056938</meta:creation-date>
    <dc:date>2022-10-11T11:52:50.131004832</dc:date>
    <meta:editing-duration>PT22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36" meta:character-count="217" meta:non-whitespace-character-count="190"/>
  </office:meta>
</office:document-meta>
</file>